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Helvetica" svg:font-family="Helvetic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Helvetica" fo:language="en" fo:country="US" fo:font-weight="bold" style:language-asian="ja" style:country-asian="JP" style:font-weight-asian="bold" style:font-name-complex="Helvetica"/>
    </style:style>
    <style:style style:name="P2" style:family="paragraph" style:parent-style-name="Body">
      <style:paragraph-properties fo:text-align="center" style:justify-single-word="false"/>
      <style:text-properties style:font-name="Helvetica" fo:font-size="10pt" fo:language="en" fo:country="US" style:font-size-asian="10pt" style:language-asian="ja" style:country-asian="JP" style:font-name-complex="Helvetica"/>
    </style:style>
    <style:style style:name="P3" style:family="paragraph" style:parent-style-name="Body">
      <style:text-properties style:font-name="Helvetica" fo:language="en" fo:country="US" style:language-asian="ja" style:country-asian="JP" style:font-name-complex="Helvetica"/>
    </style:style>
    <style:style style:name="P4" style:family="paragraph" style:parent-style-name="Body">
      <style:text-properties style:font-name="Helvetica" fo:language="en" fo:country="US" fo:font-weight="bold" style:language-asian="ja" style:country-asian="JP" style:font-weight-asian="bold" style:font-name-complex="Helvetica"/>
    </style:style>
    <style:style style:name="P5" style:family="paragraph" style:parent-style-name="Body">
      <style:paragraph-properties fo:text-align="justify" style:justify-single-word="false"/>
      <style:text-properties style:font-name="Helvetica" fo:language="en" fo:country="US" fo:font-weight="bold" style:language-asian="ja" style:country-asian="JP" style:font-weight-asian="bold" style:font-name-complex="Helvetica"/>
    </style:style>
    <style:style style:name="P6" style:family="paragraph" style:parent-style-name="Body">
      <style:paragraph-properties fo:text-align="justify" style:justify-single-word="false"/>
    </style:style>
    <style:style style:name="P7" style:family="paragraph" style:parent-style-name="Body" style:master-page-name="Standard">
      <style:paragraph-properties fo:text-align="center" style:justify-single-word="false" style:page-number="auto"/>
      <style:text-properties style:font-name="Helvetica" fo:font-size="10pt" fo:language="en" fo:country="US" fo:font-weight="bold" style:font-size-asian="10pt" style:language-asian="ja" style:country-asian="JP" style:font-weight-asian="bold" style:font-name-complex="Helvetica"/>
    </style:style>
    <style:style style:name="T1" style:family="text">
      <style:text-properties fo:font-weight="bold" style:font-weight-asian="bold"/>
    </style:style>
    <style:style style:name="T2" style:family="text">
      <style:text-properties style:font-name="Helvetica" fo:language="en" fo:country="US" fo:font-weight="bold" style:language-asian="ja" style:country-asian="JP" style:font-weight-asian="bold" style:font-name-complex="Helvetica"/>
    </style:style>
    <style:style style:name="T3" style:family="text">
      <style:text-properties style:font-name="Helvetica" fo:language="en" fo:country="US" style:language-asian="ja" style:country-asian="JP" style:font-name-complex="Helvetica"/>
    </style:style>
    <style:style style:name="T4" style:family="text">
      <style:text-properties style:font-name="Helvetica" fo:language="en" fo:country="US" style:text-underline-style="solid" style:text-underline-type="double" style:text-underline-width="auto" style:text-underline-color="font-color" style:language-asian="ja" style:country-asian="JP" style:font-name-complex="Helvetica"/>
    </style:style>
    <style:style style:name="T5" style:family="text">
      <style:text-properties style:font-name="Helvetica" fo:language="en" fo:country="US" fo:font-style="italic" style:language-asian="ja" style:country-asian="JP" style:font-style-asian="italic" style:font-name-complex="Helvetic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Family Group Sheet</text:p>
      <text:p text:style-name="P2">by Patrick T. Dolan</text:p>
      <text:p text:style-name="P2">April 4, 2003</text:p>
      <text:p text:style-name="P2"/>
      <text:p text:style-name="P4"/>
      <text:p text:style-name="Body"><text:span text:style-name="T2">Husband: </text:span><text:span text:style-name="T3">Abraham LINGENFELTER </text:span></text:p>
      <text:p text:style-name="P3"/>
      <text:p text:style-name="P3">Born: 27 Jun 1730 [1] Steinweiler, Rhineland Pfalz GER</text:p>
      <text:p text:style-name="P3"/>
      <text:p text:style-name="P3">Died: bef 4 Jan 1814 [1] <text:s/>Greenfield Twp (Bedford) PA [1]</text:p>
      <text:p text:style-name="P3"/>
      <text:p text:style-name="P3">Parents: John George Lingenfelter &amp; Eva Magdalane Degen [1]</text:p>
      <text:p text:style-name="P3">__________________________________________________________________</text:p>
      <text:p text:style-name="P6"><text:span text:style-name="T2">Other information: </text:span><text:span text:style-name="T3">In MD by 1754 [1]; “served under Washington in the Revolution” [2]; left home in Frederick, MD, in mid-1780’s; first appears 1786 Franktown Twp (Bedford) tax assessment; in that part of Franktown Twp that did not become Woodberry in 1786; 1788 Woodberry tax list; homestead near present-day village of Sproul [5]; 1811 tax list Greenfield Twp (200 acres) [4].</text:span></text:p>
      <text:p text:style-name="P5"/>
      <text:p text:style-name="P5"/>
      <text:p text:style-name="Body"><text:span text:style-name="T2">Wife: </text:span><text:span text:style-name="T3">Anna Barbara-- </text:span></text:p>
      <text:p text:style-name="P3">_________________________________________________________________</text:p>
      <text:p text:style-name="P4">Children: </text:p>
      <text:p text:style-name="P4"/>
      <text:p text:style-name="Body"><text:span text:style-name="T2">1. </text:span><text:span text:style-name="T3">George Adam: b 15 Apr 1754 Frederick MD [1]; m Margaret Dively <text:tab/><text:tab/>[1]; d 5 Jul 1829 Sproul, Blair Co PA [1].</text:span></text:p>
      <text:p text:style-name="Body"><text:span text:style-name="T2">2. </text:span><text:span text:style-name="T3">Eva Catherine: b 17 Apr 1754 Frederick MD [1].</text:span></text:p>
      <text:p text:style-name="Body"><text:span text:style-name="T2">3. </text:span><text:span text:style-name="T3">George Valentine: b 1 Oct 1754 Frederick MD [1]; m Magdelena-- <text:tab/><text:tab/>[1]; d 1804-5 Berkeley Co VA [1].</text:span></text:p>
      <text:p text:style-name="Body"><text:span text:style-name="T2">4. </text:span><text:span text:style-name="T3">Anna Barbara: b 4 Dec 1760 Frederick MD [1]; m Jacob Adam <text:tab/><text:tab/><text:tab/>Dively [1].</text:span></text:p>
      <text:p text:style-name="Body"><text:span text:style-name="T2">5. </text:span><text:span text:style-name="T4">Jacob</text:span><text:span text:style-name="T3">: b 7 Jan 1762 Frederick MD [1]; m </text:span><text:span text:style-name="T4">Margaret</text:span><text:span text:style-name="T3"> </text:span><text:span text:style-name="T4">Neff</text:span><text:span text:style-name="T3"> [1]; d <text:tab/><text:tab/>1840 [1] in pos PA [1].</text:span></text:p>
      <text:p text:style-name="Body"><text:span text:style-name="T2">6. </text:span><text:span text:style-name="T3">Eva Margaret: b 28 Dec 1762 Frederick MD [1].</text:span></text:p>
      <text:p text:style-name="Body"><text:span text:style-name="T2">7. </text:span><text:span text:style-name="T3">Elizabeth: b abt 1765 [1]; m Peter Imler [1].</text:span></text:p>
      <text:p text:style-name="Body"><text:span text:style-name="T2">8. </text:span><text:span text:style-name="T3">Roseanne: b 12 Jul 1774 Frederick MD [1]; m Jacob Warner [1];</text:span></text:p>
      <text:p text:style-name="P3"><text:tab/>d 29 Dec 1825 Randolph Twp, Montogemery Co OH [1].</text:p>
      <text:p text:style-name="P3">_________________________________________________________________</text:p>
      <text:p text:style-name="P4">Documentation:</text:p>
      <text:p text:style-name="P4"/>
      <text:p text:style-name="Body"><text:span text:style-name="T2">1. </text:span><text:span text:style-name="T3">John W. Cramer, “Ohio &amp; PA Lingenfelter/Lingenfelder Genealogy, <text:tab/>Part 1,” &lt;http://www.freeyellow.com/members2/jwcramer/&gt;.</text:span></text:p>
      <text:p text:style-name="Body"><text:span text:style-name="T2">2. </text:span><text:span text:style-name="T5">History of Fulton County, Illinois </text:span><text:span text:style-name="T3">1879.</text:span></text:p>
      <text:p text:style-name="Body"><text:span text:style-name="T2">3. </text:span><text:span text:style-name="T3">Letters of admin granted to Jacob Lingenfelter on his estate, <text:tab/><text:tab/>in Whisker, James B., ed. </text:span><text:span text:style-name="T5">The Bedford County Archives</text:span><text:span text:style-name="T3">, <text:tab/><text:tab/><text:tab/>Apollo, PA: Closson Press, 1985. v i. p 5.</text:span></text:p>
      <text:p text:style-name="Body"><text:span text:style-name="T2">4. </text:span><text:span text:style-name="T3">“1811 Tax List” </text:span><text:span text:style-name="T5">St. Clair’s Bedford</text:span><text:span text:style-name="T3">, June, 1982 ii.1 p 21.</text:span></text:p>
      <text:p text:style-name="Body"><text:soft-page-break/><text:span text:style-name="T2">5. </text:span><text:span text:style-name="T3">Old-Greenfield Township Historical Society website <text:tab/><text:tab/><text:tab/><text:tab/>&lt;http://www.motherbedford.com/ogths.htm&gt;.</text:span></text:p>
      <text:p text:style-name="P3"/>
      <text:p text:style-name="P4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Helvetica" svg:font-family="Helvetic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fo:font-size="10pt" fo:language="en" fo:country="US" style:font-name-asian="Times New Roman" style:font-family-asian="'Times New Roman'" style:font-family-generic-asian="roman" style:font-size-asian="10pt" style:font-name-complex="Times New Roman" style:font-family-complex="'Times New Roman'" style:font-family-generic-complex="roman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" style:family="paragraph" style:parent-style-name="Standard">
      <style:text-properties fo:font-size="12pt" style:font-size-asian="12pt"/>
    </style:style>
    <style:style style:name="Header" style:family="paragraph" style:parent-style-name="Default" style:class="extra">
      <style:paragraph-properties fo:text-align="center" style:justify-single-word="false"/>
      <style:text-properties fo:font-size="14pt" fo:font-weight="bold" style:font-size-asian="14pt" style:font-weight-asian="bold"/>
    </style:style>
    <style:style style:name="Body" style:family="paragraph" style:parent-style-name="Default"/>
    <style:style style:name="Footer" style:family="paragraph" style:parent-style-name="Default" style:class="extra">
      <style:paragraph-properties fo:text-align="center" style:justify-single-word="false"/>
      <style:text-properties fo:font-style="italic" style:font-style-asian="italic"/>
    </style:style>
    <style:style style:name="Footnote" style:family="paragraph" style:parent-style-name="Default" style:class="extra">
      <style:text-properties fo:font-size="10pt" style:font-size-asian="10pt"/>
    </style:style>
    <style:style style:name="Default_20_TB" style:display-name="Default TB" style:family="paragraph" style:parent-style-name="Default"/>
    <style:style style:name="Default_20_SS" style:display-name="Default SS" style:family="text">
      <style:text-properties fo:font-size="9pt" style:font-size-asian="9pt"/>
    </style:style>
    <style:style style:name="Footnote_20_Index" style:display-name="Footnote Index" style:family="text">
      <style:text-properties style:text-position="super 58%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Linux_x86 LibreOffice_project/00m0$Build-2</meta:generator>
  </office:meta>
</office:document-meta>
</file>